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6a463" officeooo:paragraph-rsid="0046a46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00753" officeooo:paragraph-rsid="0050075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3184e" officeooo:paragraph-rsid="005318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6aeee" officeooo:paragraph-rsid="0056aee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c0cb1" officeooo:paragraph-rsid="005c0cb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6a463" officeooo:paragraph-rsid="0046a463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a0514" officeooo:paragraph-rsid="004a051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b8438" officeooo:paragraph-rsid="004b843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f0f2c" officeooo:paragraph-rsid="004f0f2c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1ea0d" officeooo:paragraph-rsid="0051ea0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25667" officeooo:paragraph-rsid="0052566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184e" officeooo:paragraph-rsid="0053184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204e" officeooo:paragraph-rsid="0053204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59bfb" officeooo:paragraph-rsid="00559bfb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7d36" officeooo:paragraph-rsid="00567d36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aeee" officeooo:paragraph-rsid="0056aee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9cdf" officeooo:paragraph-rsid="00589cd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d9c7" officeooo:paragraph-rsid="0058d9c7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c05f0" officeooo:paragraph-rsid="005c05f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a4a57" officeooo:paragraph-rsid="005a4a5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c0cb1" officeooo:paragraph-rsid="005c0cb1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66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6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6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6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7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71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72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73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74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75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76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77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78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79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80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81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82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83" style:family="paragraph" style:parent-style-name="Standard">
      <style:paragraph-properties fo:text-align="center" style:justify-single-word="false"/>
      <style:text-properties fo:color="#c9211e" fo:font-size="14pt" fo:language="fr" fo:country="FR" fo:font-style="italic" style:text-underline-style="solid" style:text-underline-width="auto" style:text-underline-color="font-color" fo:font-weight="bold" officeooo:rsid="00052812" officeooo:paragraph-rsid="00052812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8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87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aeee" officeooo:paragraph-rsid="0056aeee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de0ed" officeooo:paragraph-rsid="005de0ed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de0ed" officeooo:paragraph-rsid="005de0ed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  <style:style style:name="T18" style:family="text">
      <style:text-properties officeooo:rsid="0053204e"/>
    </style:style>
    <style:style style:name="T19" style:family="text">
      <style:text-properties officeooo:rsid="0058d9c7"/>
    </style:style>
    <style:style style:name="T20" style:family="text">
      <style:text-properties fo:color="#00a933"/>
    </style:style>
    <style:style style:name="T2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Journal de projet</text:p>
      <text:p text:style-name="P65"/>
      <text:p text:style-name="P67">Lundi 01 février :</text:p>
      <text:p text:style-name="P66">Modification des prototypes de l’IHM</text:p>
      <text:p text:style-name="P66">Modification du dossier d’analyse</text:p>
      <text:p text:style-name="P66"/>
      <text:p text:style-name="P67">Mardi 02 février :</text:p>
      <text:p text:style-name="P66">Finalisation des prototypes IHM</text:p>
      <text:p text:style-name="P71">Modification diagramme de Gantt prévisionnel</text:p>
      <text:p text:style-name="P66">Recherches BDD SQLite</text:p>
      <text:p text:style-name="P66"/>
      <text:p text:style-name="P68">Mercredi 03 février :</text:p>
      <text:p text:style-name="P72">Ajout de maquettes</text:p>
      <text:p text:style-name="P73">Modification des maquettes dans le dossier d’analyse</text:p>
      <text:p text:style-name="P74">Début de BDD générale</text:p>
      <text:p text:style-name="P73"/>
      <text:p text:style-name="P69">Jeudi 04 février :</text:p>
      <text:p text:style-name="P75">Installation «Android studio» et «Xampp» sur pc portable</text:p>
      <text:p text:style-name="P76">Modification du dossier après correction du prof</text:p>
      <text:p text:style-name="P75"/>
      <text:p text:style-name="P70">Vendredi 05 février :</text:p>
      <text:p text:style-name="P77">Installation «GitHub Desktop» sur pc portable</text:p>
      <text:p text:style-name="P79">Réalisation BDD ordi et embarquée</text:p>
      <text:p text:style-name="P80">M<text:span text:style-name="T1">odification diagramme de cas d’utilisation</text:span></text:p>
      <text:p text:style-name="P81">Modification diagramme de séquence «Réaliser une ronde»</text:p>
      <text:p text:style-name="P82">Modification dossier d’analyse</text:p>
      <text:p text:style-name="P2"/>
      <text:p text:style-name="P3">Lundi 08 février :</text:p>
      <text:p text:style-name="P23">Finalisation diagramme de séquence «Réaliser une ronde»</text:p>
      <text:p text:style-name="P24">Diagramme d’état sur le déroulement de la ronde</text:p>
      <text:p text:style-name="P24"/>
      <text:p text:style-name="P4">Mardi 09 février :</text:p>
      <text:p text:style-name="P25">Mise à jour du diagramme de Gantt commun</text:p>
      <text:p text:style-name="P26">Recherches qml et C++</text:p>
      <text:p text:style-name="P26"/>
      <text:p text:style-name="P5">Mercredi 10 février :</text:p>
      <text:p text:style-name="P27">Finalisation du dossier</text:p>
      <text:p text:style-name="P27"/>
      <text:p text:style-name="P6">Vendredi 12 février :</text:p>
      <text:p text:style-name="P28">Finalisation du dossier partie analyse</text:p>
      <text:p text:style-name="P29">Test IHM (Scroll, <text:span text:style-name="T2">Swipe, Stack, Empty</text:span>) <text:span text:style-name="T2">⇒ choix application Empty</text:span></text:p>
      <text:p text:style-name="P29"/>
      <text:p text:style-name="P7">Lundi 15 février :</text:p>
      <text:p text:style-name="P30">Réalisation <text:span text:style-name="T3">test </text:span>IHM et interaction entre C++ et QML</text:p>
      <text:p text:style-name="P30"/>
      <text:p text:style-name="P8">Mercredi 17 février :</text:p>
      <text:p text:style-name="P31">Réalisation test IHM (changer la couleur du pointeau sur appuie du bouton «Anomalie»)</text:p>
      <text:p text:style-name="P32">Incrémenter liste pointeaux :</text:p>
      <text:p text:style-name="P78"><text:span text:style-name="T4">Button</text:span><text:span text:style-name="T5"> </text:span>{</text:p>
      <text:p text:style-name="P84"><text:span text:style-name="T5"><text:s text:c="8"/></text:span><text:span text:style-name="T6">id</text:span>:<text:span text:style-name="T5"> </text:span><text:span text:style-name="T7">buttonAnomalie</text:span></text:p>
      <text:p text:style-name="P84"><text:span text:style-name="T5"><text:s text:c="8"/></text:span><text:span text:style-name="T6">x</text:span>:<text:span text:style-name="T5"> </text:span>215</text:p>
      <text:p text:style-name="P84"><text:span text:style-name="T5"><text:s text:c="8"/></text:span><text:span text:style-name="T6">y</text:span>:<text:span text:style-name="T5"> </text:span>126</text:p>
      <text:p text:style-name="P84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84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84"><text:span text:style-name="T5"><text:s text:c="4"/></text:span>}</text:p>
      <text:p text:style-name="P85">Changer la couleur du pointeau courant en rouge :</text:p>
      <text:p text:style-name="P85"><text:span text:style-name="T4">Button</text:span><text:span text:style-name="T5"> </text:span>{</text:p>
      <text:p text:style-name="P84"><text:span text:style-name="T5"><text:s text:c="8"/></text:span><text:span text:style-name="T6">id</text:span>:<text:span text:style-name="T5"> </text:span><text:span text:style-name="T7">buttonAnomalie</text:span></text:p>
      <text:p text:style-name="P84"><text:span text:style-name="T5"><text:s text:c="8"/></text:span><text:span text:style-name="T6">x</text:span>:<text:span text:style-name="T5"> </text:span>215</text:p>
      <text:p text:style-name="P84"><text:span text:style-name="T5"><text:s text:c="8"/></text:span><text:span text:style-name="T6">y</text:span>:<text:span text:style-name="T5"> </text:span>126</text:p>
      <text:p text:style-name="P84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84"><text:span text:style-name="T5"><text:s text:c="8"/></text:span><text:span text:style-name="T6">onClicked</text:span>:<text:span text:style-name="T5"> </text:span>{</text:p>
      <text:p text:style-name="P84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4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84"><text:span text:style-name="T5"><text:s text:c="8"/></text:span>}</text:p>
      <text:p text:style-name="P84"><text:span text:style-name="T5"><text:s text:c="4"/></text:span>}</text:p>
      <text:p text:style-name="P85">Changer la couleur de l’état quand le pointeau est scanné :</text:p>
      <text:p text:style-name="P85"><text:span text:style-name="T4">Button</text:span><text:span text:style-name="T5"> </text:span>{</text:p>
      <text:p text:style-name="P84"><text:span text:style-name="T5"><text:s text:c="8"/></text:span><text:span text:style-name="T6">id</text:span>:<text:span text:style-name="T5"> </text:span><text:span text:style-name="T7">buttonScanner</text:span></text:p>
      <text:p text:style-name="P84"><text:span text:style-name="T5"><text:s text:c="8"/></text:span><text:span text:style-name="T6">x</text:span>:<text:span text:style-name="T5"> </text:span>350</text:p>
      <text:p text:style-name="P84"><text:span text:style-name="T5"><text:s text:c="8"/></text:span><text:span text:style-name="T6">y</text:span>:<text:span text:style-name="T5"> </text:span>126</text:p>
      <text:p text:style-name="P84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84"><text:span text:style-name="T5"><text:s text:c="8"/></text:span><text:span text:style-name="T6">onClicked</text:span>:<text:span text:style-name="T5"> </text:span>{</text:p>
      <text:p text:style-name="P84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84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4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84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84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84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84"><text:span text:style-name="T5"><text:s text:c="12"/></text:span>}</text:p>
      <text:p text:style-name="P84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84"><text:span text:style-name="T5"><text:s text:c="12"/></text:span><text:span text:style-name="T7">listePointeaux</text:span>.incrementCurrentIndex();</text:p>
      <text:p text:style-name="P84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84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4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86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84"><text:span text:style-name="T5"><text:s text:c="8"/></text:span>}</text:p>
      <text:p text:style-name="P84"><text:span text:style-name="T5"><text:s text:c="4"/></text:span>}</text:p>
      <text:p text:style-name="P85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32"/>
      <text:p text:style-name="P9">Jeudi 18 février :</text:p>
      <text:p text:style-name="P33">Test IHM et réalisation de l’IHM non fonctionnelle</text:p>
      <text:p text:style-name="P33">Début diagramme de classe</text:p>
      <text:p text:style-name="P33"/>
      <text:p text:style-name="P10">Vendredi 19 février :</text:p>
      <text:p text:style-name="P34">Recherches utilisation caméra téléphone</text:p>
      <text:p text:style-name="P35">Recherches horodatage QML et C++</text:p>
      <text:p text:style-name="P35">Création BDD WorkBench et requêtes SQL</text:p>
      <text:p text:style-name="P35"/>
      <text:p text:style-name="P11">Lundi 22 février :</text:p>
      <text:p text:style-name="P36">Installation DB Browser et Workbench</text:p>
      <text:p text:style-name="P36"/>
      <text:p text:style-name="P12">Jeudi 4 mars :</text:p>
      <text:p text:style-name="P37">BDD rondier et station d’accueil</text:p>
      <text:p text:style-name="P33"/>
      <text:p text:style-name="P13">Lundi 8 mars :</text:p>
      <text:p text:style-name="P38">Diagramme de séquence</text:p>
      <text:p text:style-name="P38">Diagramme de classe</text:p>
      <text:p text:style-name="P13"><text:soft-page-break/>Mardi 9 mars :</text:p>
      <text:p text:style-name="P38">Diagramme de classe</text:p>
      <text:p text:style-name="P39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40">Ouvrir une boîte de dialogue</text:p>
      <text:p text:style-name="P87"><text:span text:style-name="T4">Button</text:span><text:span text:style-name="T5"> </text:span>{</text:p>
      <text:p text:style-name="P84"><text:span text:style-name="T5"><text:s text:c="12"/></text:span><text:span text:style-name="T6">id</text:span>:<text:span text:style-name="T5"> </text:span><text:span text:style-name="T7">buttonInterrompreLaRonde</text:span></text:p>
      <text:p text:style-name="P84"><text:span text:style-name="T5"><text:s text:c="12"/></text:span><text:span text:style-name="T6">x</text:span>:<text:span text:style-name="T5"> </text:span>100</text:p>
      <text:p text:style-name="P84"><text:span text:style-name="T5"><text:s text:c="12"/></text:span><text:span text:style-name="T6">y</text:span>:<text:span text:style-name="T5"> </text:span>410</text:p>
      <text:p text:style-name="P84"><text:span text:style-name="T5"><text:s text:c="12"/></text:span><text:span text:style-name="T6">width</text:span>:<text:span text:style-name="T5"> </text:span>146</text:p>
      <text:p text:style-name="P84"><text:span text:style-name="T5"><text:s text:c="12"/></text:span><text:span text:style-name="T6">height</text:span>:<text:span text:style-name="T5"> </text:span>40</text:p>
      <text:p text:style-name="P84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84"><text:span text:style-name="T5"><text:s text:c="12"/></text:span><text:span text:style-name="T6">onClicked</text:span>:<text:span text:style-name="T5"> </text:span><text:span text:style-name="T7">dialogVerif</text:span>.open()</text:p>
      <text:p text:style-name="P86"><text:span text:style-name="T5"><text:s text:c="8"/></text:span>}</text:p>
      <text:p text:style-name="P84"><text:span text:style-name="T5"><text:s text:c="8"/></text:span><text:span text:style-name="T4">Dialog</text:span>{</text:p>
      <text:p text:style-name="P84"><text:span text:style-name="T5"><text:s text:c="12"/></text:span><text:span text:style-name="T6">id</text:span>:<text:span text:style-name="T5"> </text:span><text:span text:style-name="T7">dialogVerif</text:span></text:p>
      <text:p text:style-name="P84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84"><text:span text:style-name="T5"><text:s text:c="12"/></text:span><text:span text:style-name="T6">onAccepted</text:span>:<text:span text:style-name="T5"> </text:span><text:span text:style-name="T8">Qt</text:span>.quit();</text:p>
      <text:p text:style-name="P84"><text:span text:style-name="T5"><text:s text:c="12"/></text:span><text:span text:style-name="T6">onRejected</text:span>:<text:span text:style-name="T5"> </text:span>{</text:p>
      <text:p text:style-name="P84"><text:span text:style-name="T5"><text:s text:c="16"/></text:span><text:span text:style-name="T10">this</text:span>.close()</text:p>
      <text:p text:style-name="P86"><text:span text:style-name="T5"><text:s text:c="12"/></text:span>}</text:p>
      <text:p text:style-name="P84"><text:span text:style-name="T5"><text:s text:c="12"/></text:span><text:span text:style-name="T6">contentItem</text:span>:<text:span text:style-name="T5"> </text:span><text:span text:style-name="T4">Rectangle</text:span>{</text:p>
      <text:p text:style-name="P84"><text:span text:style-name="T5"><text:s text:c="16"/></text:span><text:span text:style-name="T4">Column</text:span>{</text:p>
      <text:p text:style-name="P84"><text:span text:style-name="T5"><text:s text:c="20"/></text:span><text:span text:style-name="T6">anchors.fill</text:span>:<text:span text:style-name="T5"> </text:span><text:span text:style-name="T7">parent</text:span></text:p>
      <text:p text:style-name="P84"><text:span text:style-name="T5"><text:s text:c="20"/></text:span><text:span text:style-name="T4">Text</text:span>{</text:p>
      <text:p text:style-name="P84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84"><text:span text:style-name="T5"><text:s text:c="20"/></text:span>}</text:p>
      <text:p text:style-name="P84"><text:span text:style-name="T5"><text:s text:c="20"/></text:span><text:span text:style-name="T4">Button</text:span>{</text:p>
      <text:p text:style-name="P84"><text:span text:style-name="T5"><text:s text:c="24"/></text:span><text:span text:style-name="T6">id</text:span>:<text:span text:style-name="T5"> </text:span><text:span text:style-name="T7">valider</text:span></text:p>
      <text:p text:style-name="P84"><text:span text:style-name="T5"><text:s text:c="24"/></text:span><text:span text:style-name="T6">text</text:span>:<text:span text:style-name="T5"> </text:span><text:span text:style-name="T9">"Valider"</text:span></text:p>
      <text:p text:style-name="P84"><text:span text:style-name="T5"><text:s text:c="24"/></text:span><text:span text:style-name="T6">onClicked</text:span>:<text:span text:style-name="T5"> </text:span><text:span text:style-name="T7">dialogVerif</text:span>.accepted()</text:p>
      <text:p text:style-name="P84"><text:span text:style-name="T5"><text:s text:c="20"/></text:span>}</text:p>
      <text:p text:style-name="P84"><text:span text:style-name="T5"><text:s text:c="20"/></text:span><text:span text:style-name="T4">Button</text:span>{</text:p>
      <text:p text:style-name="P84"><text:span text:style-name="T5"><text:s text:c="24"/></text:span><text:span text:style-name="T6">id</text:span>:<text:span text:style-name="T5"> </text:span><text:span text:style-name="T7">annuler</text:span></text:p>
      <text:p text:style-name="P84"><text:span text:style-name="T5"><text:s text:c="24"/></text:span><text:span text:style-name="T6">text</text:span>:<text:span text:style-name="T5"> </text:span><text:span text:style-name="T9">"Annuler"</text:span></text:p>
      <text:p text:style-name="P84"><text:span text:style-name="T5"><text:s text:c="24"/></text:span><text:span text:style-name="T6">onClicked</text:span>:<text:span text:style-name="T5"> </text:span><text:span text:style-name="T7">dialogVerif</text:span>.rejected()</text:p>
      <text:p text:style-name="P84"><text:span text:style-name="T5"><text:s text:c="20"/></text:span>}</text:p>
      <text:p text:style-name="P84"><text:span text:style-name="T5"><text:s text:c="16"/></text:span>}</text:p>
      <text:p text:style-name="P84"><text:span text:style-name="T5"><text:s text:c="12"/></text:span>}</text:p>
      <text:p text:style-name="P84"><text:span text:style-name="T5"><text:s text:c="8"/></text:span>}</text:p>
      <text:p text:style-name="P41"/>
      <text:p text:style-name="P14">Mercredi 10 mars :</text:p>
      <text:p text:style-name="P42">Diagramme de classe</text:p>
      <text:p text:style-name="P42">Diagramme de séquence</text:p>
      <text:p text:style-name="P42">Diapo revue 2</text:p>
      <text:p text:style-name="P42">Horodatage d’un pointeau</text:p>
      <text:p text:style-name="P42"/>
      <text:p text:style-name="P14">Jeudi 11 mars :</text:p>
      <text:p text:style-name="P42">Oral revue 2</text:p>
      <text:p text:style-name="P42">Dossier commun</text:p>
      <text:p text:style-name="P43">BDDs</text:p>
      <text:p text:style-name="P43"/>
      <text:p text:style-name="P15">Lundi 15 mars :</text:p>
      <text:p text:style-name="P44">BDDs <text:span text:style-name="T13">finies</text:span></text:p>
      <text:p text:style-name="P45">Diagrammes de classe et de séquence</text:p>
      <text:p text:style-name="P16"><text:soft-page-break/>Mardi 16 mars :</text:p>
      <text:p text:style-name="P46">Diagramme de séquence (ajout interactions QML)</text:p>
      <text:p text:style-name="P46">Création application «Rondier» avec Qt</text:p>
      <text:p text:style-name="P46"/>
      <text:p text:style-name="P17">Jeudi 18 mars :</text:p>
      <text:p text:style-name="P47">Dossier commun</text:p>
      <text:p text:style-name="P47">Diagramme de séquence <text:span text:style-name="T16">(requêtes SQL)</text:span></text:p>
      <text:p text:style-name="P48">Vérification de nommage dans le code <text:span text:style-name="T17">et commentaires</text:span></text:p>
      <text:p text:style-name="P51">Explications NFC</text:p>
      <text:p text:style-name="P18"/>
      <text:p text:style-name="P18">Vendredi 19 mars :</text:p>
      <text:p text:style-name="P49">Mise au point Test unitaire</text:p>
      <text:p text:style-name="P49">Référencement des tags (badge et pointeaux)</text:p>
      <text:p text:style-name="P49">Mise à jour des BDDs </text:p>
      <text:p text:style-name="P50">Ouverture BDD Rondier en C++</text:p>
      <text:p text:style-name="P52">Fiche Test unitaire</text:p>
      <text:p text:style-name="P52"/>
      <text:p text:style-name="P19">Lundi 22 mars :</text:p>
      <text:p text:style-name="P53">Diagramme de cas d’utilisation</text:p>
      <text:p text:style-name="P53">Ajout des méthodes dans le fichier «accesBdd.h»</text:p>
      <text:p text:style-name="P53">Corrections diagramme de séquence et de classe</text:p>
      <text:p text:style-name="P54">Mise à jour BDD avec les clefs étrangères</text:p>
      <text:p text:style-name="P54"/>
      <text:p text:style-name="P20">Mercredi 24 mars :</text:p>
      <text:p text:style-name="P55">Modification<text:span text:style-name="T18">s</text:span> des BDDs</text:p>
      <text:p text:style-name="P55"/>
      <text:p text:style-name="P20">Jeudi 25 mars :</text:p>
      <text:p text:style-name="P56">Modifications des BDDs</text:p>
      <text:p text:style-name="P56">Remplissage BDD de la station d’accueil</text:p>
      <text:p text:style-name="P57">Test unitaire</text:p>
      <text:p text:style-name="P58">IHM du Rondier (suppression des composants inutiles pour la version finale) </text:p>
      <text:p text:style-name="P58">Nouvelle application pour le test unitaire</text:p>
      <text:p text:style-name="P55"/>
      <text:p text:style-name="P21">Vendredi 26 mars :</text:p>
      <text:p text:style-name="P59">Essais d’appels de méthodes C++ en QML avec paramètres ou non et des valeurs de retour</text:p>
      <text:p text:style-name="P60">Appel de la méthode «horodater» avec une référence en paramètre <text:span text:style-name="T19">⇒ </text:span><text:span text:style-name="T21">fonctionne pas</text:span></text:p>
      <text:p text:style-name="P60">Appel de la méthode «horodater» avec une valeur retournée <text:span text:style-name="T19">⇒ </text:span><text:span text:style-name="T20">fonctionne</text:span></text:p>
      <text:p text:style-name="P61">Requête SQL pour récupérer nom, prénom de l’agent en fonction du numéro de badge et l’afficher dans l’IHM ⇒ <text:span text:style-name="T20">ok</text:span></text:p>
      <text:p text:style-name="P63">Remplir le comboBox avec la liste des rondes ⇒ problèmes avec le lien C++/QML, les Qlist&lt;Ronde*&gt; pas possible de l’envoyer dans QML</text:p>
      <text:p text:style-name="P63"/>
      <text:p text:style-name="P22">Mardi 30 mars :</text:p>
      <text:p text:style-name="P64">Remplissage du comboBox avec les noms de ronde</text:p>
      <text:p text:style-name="P64">Fonction en javascript à voir pour utiliser des objets json</text:p>
      <text:p text:style-name="P59"/>
      <text:p text:style-name="P90">Mercredi 31 mars :</text:p>
      <text:p text:style-name="P89">Remplir comboBox avec un Qlist&lt;QString&gt; mais récupérer les id des rondes</text:p>
      <text:p text:style-name="P89"/>
      <text:p text:style-name="P59">A faire :</text:p>
      <text:p text:style-name="P59">Essais de méthodes C++ en QML :</text:p>
      <text:p text:style-name="P59"><text:tab/>- avec paramètres (références)</text:p>
      <text:p text:style-name="P59"><text:soft-page-break/><text:tab/>- valeurs retournées</text:p>
      <text:p text:style-name="P59">Requêtes SQL</text:p>
      <text:p text:style-name="P62">voir J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31T11:01:05.333147458</dc:date>
    <meta:editing-duration>P1DT23H14M38S</meta:editing-duration>
    <meta:editing-cycles>65</meta:editing-cycles>
    <meta:generator>LibreOffice/6.3.5.2$Linux_X86_64 LibreOffice_project/30$Build-2</meta:generator>
    <meta:document-statistic meta:table-count="0" meta:image-count="0" meta:object-count="0" meta:page-count="5" meta:paragraph-count="188" meta:word-count="815" meta:character-count="6115" meta:non-whitespace-character-count="4601"/>
  </office:meta>
</office:document-meta>
</file>